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Util.convert( AspectDescription desc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pectUtil.createNewInstance( AspectDescription des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